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1.02cm" fo:break-before="auto" style:use-optimal-row-height="true"/>
    </style:style>
    <style:style style:name="ro3" style:family="table-row">
      <style:table-row-properties style:row-height="1.508cm" fo:break-before="auto" style:use-optimal-row-height="true"/>
    </style:style>
    <style:style style:name="ro4" style:family="table-row">
      <style:table-row-properties style:row-height="1.99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Noto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fghanis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lban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lger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ndorr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ngol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Antigua and Barbud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Azerbaij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ahama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ahrai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angladesh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arbado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elaru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eliz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eni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hu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Bosnia and Herzegovin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otswan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razil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runei 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Burkina Fas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ôte d'Ivoir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abo Verd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ambod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ameroo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3" table:number-columns-repeated="3"/>
        </table:table-row>
        <table:table-row table:style-name="ro3">
          <table:table-cell table:style-name="ce1" office:value-type="string" calcext:value-type="string">
            <text:p>Central African Republic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ha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omoros</text:p>
          </table:table-cell>
          <table:table-cell table:style-name="ce3" table:number-columns-repeated="3"/>
        </table:table-row>
        <table:table-row table:style-name="ro3">
          <table:table-cell table:style-name="ce1" office:value-type="string" calcext:value-type="string">
            <text:p>Congo (Congo-Brazzaville)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osta Ric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roat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ub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Cyprus</text:p>
          </table:table-cell>
          <table:table-cell table:style-name="ce3" table:number-columns-repeated="3"/>
        </table:table-row>
        <table:table-row table:style-name="ro3">
          <table:table-cell table:style-name="ce1" office:value-type="string" calcext:value-type="string">
            <text:p>Czechia (Czech Republic)</text:p>
          </table:table-cell>
          <table:table-cell table:style-name="ce3" table:number-columns-repeated="3"/>
        </table:table-row>
        <table:table-row table:style-name="ro3">
          <table:table-cell table:style-name="ce1" office:value-type="string" calcext:value-type="string">
            <text:p>Democratic Republic of the Cong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jibouti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Dominic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Dominican Republic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gypt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l Salvador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Equatorial Guine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ritre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table:style-name="ce3" table:number-columns-repeated="3"/>
        </table:table-row>
        <table:table-row table:style-name="ro3">
          <table:table-cell table:style-name="ce1" office:value-type="string" calcext:value-type="string">
            <text:p>Eswatini (fmr. "Swaziland")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Ethiop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Fiji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abo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amb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han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renad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uine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Guinea-Bissau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Guyan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aiti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oly Se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celan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ndones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r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raq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Jamaic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Jord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azakhs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eny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iribati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uwait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Kyrgyzs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ao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atv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ebano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esoth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by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Liechtenstei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Lithuani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Luxembourg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dagascar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lawi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lays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ldive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li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lt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Marshall Island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uritan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auritiu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exic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icrones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oldov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onac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ongol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ontenegr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Morocco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Mozambique</text:p>
          </table:table-cell>
          <table:table-cell table:style-name="ce3" table:number-columns-repeated="3"/>
        </table:table-row>
        <table:table-row table:style-name="ro3">
          <table:table-cell table:style-name="ce1" office:value-type="string" calcext:value-type="string">
            <text:p>Myanmar (formerly Burma)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amib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auru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epal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etherlands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New Zealan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ger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iger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orth Kore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North Macedon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Om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akis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alau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Palestine Stat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anam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Papua New Guine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araguay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eru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hilippine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Qatar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Roman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Russ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Rwand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Saint Kitts and Nevi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aint Lucia</text:p>
          </table:table-cell>
          <table:table-cell table:style-name="ce3" table:number-columns-repeated="3"/>
        </table:table-row>
        <table:table-row table:style-name="ro4">
          <table:table-cell table:style-name="ce1" office:value-type="string" calcext:value-type="string">
            <text:p>Saint Vincent and the Grenadine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amo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an Marino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Sao Tome and Princip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audi Arab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eychelle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ingapor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lovak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Solomon Islands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omal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outh Kore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outh Sud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ri Lank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ud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urinam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Syr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ajikis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anzan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hailand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imor-Leste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og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onga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Trinidad and Tobago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unis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Turkmenis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Tuvalu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Ugand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Ukraine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United Arab Emirates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United Kingdom</text:p>
          </table:table-cell>
          <table:table-cell table:style-name="ce3" table:number-columns-repeated="3"/>
        </table:table-row>
        <table:table-row table:style-name="ro3">
          <table:table-cell table:style-name="ce1" office:value-type="string" calcext:value-type="string">
            <text:p>United States of Americ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Uzbekista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anuatu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enezuel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Vietnam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Yemen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Zambia</text:p>
          </table:table-cell>
          <table:table-cell table:style-name="ce3" table:number-columns-repeated="3"/>
        </table:table-row>
        <table:table-row table:style-name="ro1">
          <table:table-cell table:style-name="ce1" office:value-type="string" calcext:value-type="string">
            <text:p>Zimbabwe</text:p>
          </table:table-cell>
          <table:table-cell table:style-name="ce3" table:number-columns-repeated="3"/>
        </table:table-row>
        <table:table-row table:style-name="ro5" table:number-rows-repeated="104838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5:32:11.894356534</meta:creation-date>
    <dc:date>2022-04-07T05:33:51.298397033</dc:date>
    <meta:editing-duration>PT1M40S</meta:editing-duration>
    <meta:editing-cycles>1</meta:editing-cycles>
    <meta:document-statistic meta:table-count="1" meta:cell-count="195" meta:object-count="0"/>
    <meta:generator>LibreOffice/6.4.7.2$Linux_X86_64 LibreOffice_project/40$Build-2</meta:generator>
  </office:meta>
</office:document-meta>
</file>